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200000461698C7CF848A5860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fill-color="#729fcf"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solid" draw:fill-color="#3333ff" draw:gradient-step-count="0" draw:opacity="60%" draw:textarea-vertical-align="middle" draw:shadow-opacity="60%"/>
    </style:style>
    <style:style style:name="gr3" style:family="graphic" style:parent-style-name="objectwithoutfill">
      <style:graphic-properties draw:fill="solid" draw:fill-color="#3333ff" draw:opacity="60%" draw:textarea-vertical-align="middle" draw:shadow-opacity="60%"/>
    </style:style>
    <style:style style:name="gr4" style:family="graphic" style:parent-style-name="objectwithoutfill">
      <style:graphic-properties svg:stroke-color="#3333ff" draw:fill="solid" draw:fill-color="#3333ff" draw:gradient-step-count="0" draw:opacity="60%" draw:textarea-vertical-align="middle" draw:shadow-opacity="60%"/>
    </style:style>
    <style:style style:name="P1" style:family="paragraph">
      <loext:graphic-properties draw:fill-color="#729fcf"/>
      <style:paragraph-properties fo:text-align="center"/>
    </style:style>
    <style:style style:name="P2" style:family="paragraph">
      <loext:graphic-properties draw:fill="solid" draw:fill-color="#3333ff" draw:gradient-step-count="0" draw:opacity="60%"/>
      <style:paragraph-properties fo:text-align="center"/>
    </style:style>
    <style:style style:name="P3" style:family="paragraph">
      <loext:graphic-properties draw:fill="solid" draw:fill-color="#3333ff" draw:opacity="60%"/>
      <style:paragraph-properties fo:text-align="center"/>
    </style:style>
  </office:automatic-styles>
  <office:body>
    <office:drawing>
      <draw:page draw:name="page1" draw:style-name="dp1" draw:master-page-name="Default">
        <draw:frame draw:style-name="gr1" draw:text-style-name="P1" draw:layer="layout" svg:width="18.999cm" svg:height="17.718cm" svg:x="1.001cm" svg:y="5.761cm">
          <draw:image xlink:href="Pictures/10000201000004B200000461698C7CF848A58608.png" xlink:type="simple" xlink:show="embed" xlink:actuate="onLoad">
            <text:p/>
          </draw:image>
        </draw:frame>
        <draw:path draw:style-name="gr2" draw:text-style-name="P2" draw:layer="Layer4" svg:width="10.637cm" svg:height="7.355cm" draw:transform="rotate (0.321664181142555) translate (-0.205433517636765cm 8.94192938137237cm)" svg:viewBox="0 0 10638 7356" svg:d="M9593 72c382 94 1090-200 1043 589-35 582-805 372-816 899-10 477-470 644-589 1043-112 377-371 668-516 1033-142 358-382 674-548 1023-162 341-596 550-588 940 16 828-702 15-403-341 224-266 271-534 517-930 191-308-929 130-858 610 51 347 274 875-124 1095-406 226-837 321-1322 351-466 29-194-707-93-1064 58-202 533-1242-135-630-290 266-304 764-217 1167 152 694-628 157-815 72-276-124-746-838-889-124-82 413 395 632 734 693 350 63 1140 822 196 857-499 18-957-244-1405-434-354-149-712-276-1074-392-417-135-700-502-919-857-243-394 86-774 361-982 312-237 394-686 733-857 505-256 706 518 713 857 20 948 637-45 280-320-385-296 312-851 61-1219-254-373-838 359-1281 434-528 89-453 616-1002 733-1164 247 583 31-93 899-442 567-579 113-537-351 56-599 465-736 672-1084 193-326 422-611 599-972 169-345 406-618 651-919 353-435 870-526 1321-765 392-207 840-290 1271-403 525-137 1045-312 1580-403 427-72 857-177 1291-154 368 19 737 67 1105 93 330 23 1110 100 806 578-317 499-1012 203-1518 114-406-71-816-165-1229-135-371 28-760-50-1106 114-459 218-939 393-1405 599-450 200-856 502-1321 661-413 142-819 275-1220 455-285 129-1143 625-310 930 432 158 947-113 1220-455 241-302 208-784 630-961 433-181 883-321 1363-372 435-46 842-245 1261-372 835-251 120 514 62 744-93 371-434 678-424 1064 16 649-575 326-920 589-574 438-586-977-1166-320-365 413 385 760 51 1291-247 394-682 903-1064 713-805-401-435 546 42 495 220-23 893 749 836-31-26-369 133-921 610-898 326 16 1130 228 1063-403-49-468 684-787 940-444 279 372 38 1080 496 1301 468 226 506-521 362-877-128-318-628-1021 41-1158 500-102 1013-127 1498-362 469-226 816-574 1084-981 251-380 326-833 486-1250l72-423-51-362-1-103z">
          <text:p/>
        </draw:path>
        <draw:path draw:style-name="gr3" draw:text-style-name="P3" draw:layer="Layer4" svg:width="2.571cm" svg:height="1.921cm" draw:transform="rotate (-1.5707963267949) translate (8.44315950281993cm 7.58606864378433cm)" svg:viewBox="0 0 2572 1922" svg:d="M254 1877c459 41 944 99 1372-65 361-139 1238 281 849-523-199-412-784-319-1013-751-245-462-867-663-1274-458-512 258 187 709 164 1111l32 359-98 327z">
          <text:p/>
        </draw:path>
        <draw:path draw:style-name="gr4" draw:text-style-name="P2" draw:layer="Layer4" svg:width="13.081cm" svg:height="11.804cm" draw:transform="skewX (4.82467480002659E-017) rotate (-2.03749736877818) translate (21.5075230590937cm 10.6919172685605cm)" svg:viewBox="0 0 13082 11805" svg:d="M1187 11743c520 18 1039 4 1563 55 483 46 976-139 1372-399 430-282 748-711 1195-968 413-238 922-265 1402-268 587-2 1164 330 1594 770 303 310 782 286 1199 274 499-14 941 294 1433 376 390 64 1257 524 1431-137 120-455 152-935 288-1388 98-326 983-1527-165-1417-586 56-1110-378-1420-857-247-382-540-872-1055-932-654-76-1188-571-1478-1121-242-457-605-834-778-1326-204-579-526-1111-882-1604-320-443-666-870-1041-1268-360-382-757-755-953-1239-202-495-837-278-1052 18-266 367-555 735-932 981-358 234-683 494-1005 763-347 289-491 747-713 1128-296 506-422 1082-697 1593-249 464-512 961-492 1492 25 657 130 1325 386 1927 273 642-190 1153-24 1768 106 392 264 768 456 1124l265 378 176 278z">
          <text:p/>
        </draw:path>
        <draw:path draw:style-name="gr2" draw:text-style-name="P2" draw:layer="Layer4" svg:width="7.595cm" svg:height="6.526cm" draw:transform="rotate (1.06203284983855) translate (8.87171707893614cm 20.0061708803097cm)" svg:viewBox="0 0 7596 6527" svg:d="M2374 0c506 46 1056 40 1491 328 389 257 599 724 726 1167 148 520 492 956 837 1366 325 385 835 433 1204 749 391 337 510 845 687 1300 157 405 476 884 104 1326-331 391-868 282-1276 262-495-24-971-190-1447-315-485-127-946-330-1438-433-544-114-909-619-1464-678-610-66-746 616-918 1035-253 617-1012 265-860-268 149-521 305-1037 486-1543 167-468 364-925 582-1371 230-473 310-1008 562-1474 209-386 308-842 619-1168l92-238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2T10:39:22.618648974</meta:creation-date>
    <dc:date>2020-07-12T10:49:34.422995421</dc:date>
    <meta:editing-duration>PT1S</meta:editing-duration>
    <meta:editing-cycles>1</meta:editing-cycles>
    <meta:document-statistic meta:object-count="5"/>
    <meta:generator>LibreOffice/6.0.7.3$Linux_X86_64 LibreOffice_project/00m0$Build-3</meta:generator>
  </office:meta>
</office:document-meta>
</file>